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MySQL 8.0.28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udit_log_admin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admi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best_worst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best_worst_smal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forma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low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unsupported_server_versio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apostroph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xclud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lock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_old</text:p>
          </table:table-cell>
          <table:table-cell office:value-type="string" calcext:value-type="string">
            <text:p>Pre-8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index</text:p>
          </table:table-cell>
          <table:table-cell office:value-type="string" calcext:value-type="string">
            <text:p>Pre-5.7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large</text:p>
          </table:table-cell>
          <table:table-cell office:value-type="string" calcext:value-type="string">
            <text:p>world_innodb.sql neede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kip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_transform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_valu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nnect_serv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pecial_symb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eve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</text:p>
          </table:table-cell>
          <table:table-cell office:value-type="string" calcext:value-type="string">
            <text:p>Pre-5.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routin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nst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def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par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rigg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view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basic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erro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format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ramete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th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both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e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ormat_li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base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efault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_year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error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stat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_tool_window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engine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file_per_tabl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keys_composit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_stric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sakila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p_parser_te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s_alia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ockin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user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_port_socke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how_password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ocke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_connectio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_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_socke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rivileg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bas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custom_utildir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ip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startu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warning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license_check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B146" table:display-filter-buttons="true">
          <table:filter>
            <table:filter-and>
              <table:filter-condition table:value="N/A" table:operator="=" table:field-number="1">
                <table:filter-set-item table:value="N/A"/>
                <table:filter-set-item table:value="fail"/>
                <table:filter-set-item table:value="skip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0:06:17.4406055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6-24T10:07:04.261776691</dc:date>
    <meta:editing-duration>P1DT2H29M28S</meta:editing-duration>
    <meta:editing-cycles>51</meta:editing-cycles>
    <meta:document-statistic meta:table-count="1" meta:cell-count="292" meta:object-count="0"/>
  </office:meta>
</office:document-meta>
</file>